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e2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031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2cm" fo:margin-bottom="0.2cm" fo:line-height="100%" fo:text-indent="0cm"/>
    </style:style>
    <style:style style:name="P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29cm" svg:height="1.143cm" svg:x="10.4cm" svg:y="12.6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629cm" svg:height="1.143cm" svg:x="3.44cm" svg:y="12.6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2.446cm" svg:height="1.143cm" svg:x="4.583cm" svg:y="11.2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366cm" svg:height="1.143cm" svg:x="11.606cm" svg:y="9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83cm" svg:height="1.143cm" svg:x="13.294cm" svg:y="8.3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366cm" svg:height="1.143cm" svg:x="5.98cm" svg:y="9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6.167cm" svg:height="1.143cm" svg:x="10.806cm" svg:y="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754cm" svg:height="1.143cm" svg:x="13.219cm" svg:y="4.4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3.429cm" svg:height="0.885cm" svg:x="5.459cm" svg:y="12.862cm">
          <draw:text-box>
            <text:p text:style-name="P2"><text:span text:style-name="T1">Unicode</text:span></text:p>
          </draw:text-box>
        </draw:frame>
        <draw:frame draw:style-name="gr7" draw:text-style-name="P3" draw:layer="layout" svg:width="3.429cm" svg:height="0.885cm" svg:x="12.56cm" svg:y="12.863cm">
          <draw:text-box>
            <text:p text:style-name="P2"><text:span text:style-name="T1">URI</text:span></text:p>
          </draw:text-box>
        </draw:frame>
        <draw:frame draw:style-name="gr7" draw:text-style-name="P3" draw:layer="layout" svg:width="10.045cm" svg:height="0.885cm" svg:x="6.16cm" svg:y="11.463cm">
          <draw:text-box>
            <text:p text:style-name="P2"><text:span text:style-name="T1">XML + </text:span><text:span text:style-name="T2">Espace</text:span><text:span text:style-name="T1"> </text:span><text:span text:style-name="T2">de</text:span><text:span text:style-name="T1"> </text:span><text:span text:style-name="T2">nommage + XML </text:span><text:span text:style-name="T3">Schema</text:span></text:p>
          </draw:text-box>
        </draw:frame>
        <draw:frame draw:style-name="gr7" draw:text-style-name="P3" draw:layer="layout" svg:width="1.695cm" svg:height="0.885cm" svg:x="8.16cm" svg:y="9.963cm">
          <draw:text-box>
            <text:p text:style-name="P2"><text:span text:style-name="T1">RDF</text:span></text:p>
          </draw:text-box>
        </draw:frame>
        <draw:frame draw:style-name="gr7" draw:text-style-name="P3" draw:layer="layout" svg:width="3.429cm" svg:height="0.885cm" svg:x="12.561cm" svg:y="9.964cm">
          <draw:text-box>
            <text:p text:style-name="P2"><text:span text:style-name="T1">RDF Schema</text:span></text:p>
          </draw:text-box>
        </draw:frame>
        <draw:frame draw:style-name="gr7" draw:text-style-name="P3" draw:layer="layout" svg:width="2.279cm" svg:height="0.885cm" svg:x="14.161cm" svg:y="8.564cm">
          <draw:text-box>
            <text:p text:style-name="P2"><text:span text:style-name="T1">OWL</text:span></text:p>
          </draw:text-box>
        </draw:frame>
        <draw:frame draw:style-name="gr7" draw:text-style-name="P3" draw:layer="layout" svg:width="3.916cm" svg:height="0.885cm" svg:x="11.962cm" svg:y="6.065cm">
          <draw:text-box>
            <text:p text:style-name="P2"><text:span text:style-name="T2">Logique</text:span><text:span text:style-name="T1"> </text:span><text:span text:style-name="T2">formelle</text:span></text:p>
          </draw:text-box>
        </draw:frame>
        <draw:frame draw:style-name="gr7" draw:text-style-name="P3" draw:layer="layout" svg:width="2.297cm" svg:height="0.885cm" svg:x="13.962cm" svg:y="4.666cm">
          <draw:text-box>
            <text:p text:style-name="P2"><text:span text:style-name="T2">Preuves</text:span></text:p>
          </draw:text-box>
        </draw:frame>
        <draw:line draw:style-name="gr8" draw:text-style-name="P1" xml:id="id1" draw:id="id1" draw:layer="layout" svg:x1="7.706cm" svg:y1="7.401cm" svg:x2="16.977cm" svg:y2="7.401cm">
          <text:p/>
        </draw:line>
        <draw:line draw:style-name="gr8" draw:text-style-name="P1" xml:id="id2" draw:id="id2" draw:layer="layout" svg:x1="12.938cm" svg:y1="9.509cm" svg:x2="7.731cm" svg:y2="9.509cm">
          <text:p/>
        </draw:line>
        <draw:connector draw:style-name="gr8" draw:text-style-name="P1" draw:layer="layout" draw:type="line" svg:x1="7.706cm" svg:y1="7.401cm" svg:x2="7.731cm" svg:y2="9.509cm" draw:start-shape="id1" draw:start-glue-point="3" draw:end-shape="id2" draw:end-glue-point="3" svg:d="M7706 7401l25 2108" svg:viewBox="0 0 26 2109">
          <text:p/>
        </draw:connector>
        <draw:line draw:style-name="gr8" draw:text-style-name="P1" xml:id="id3" draw:id="id3" draw:layer="layout" svg:x1="12.913cm" svg:y1="8.112cm" svg:x2="16.977cm" svg:y2="8.112cm">
          <text:p/>
        </draw:line>
        <draw:connector draw:style-name="gr8" draw:text-style-name="P1" draw:layer="layout" draw:type="line" svg:x1="12.938cm" svg:y1="9.509cm" svg:x2="12.913cm" svg:y2="8.112cm" draw:start-shape="id2" draw:start-glue-point="1" draw:end-shape="id3" draw:end-glue-point="3" svg:d="M12938 9509l-25-1397" svg:viewBox="0 0 26 1398">
          <text:p/>
        </draw:connector>
        <draw:connector draw:style-name="gr8" draw:text-style-name="P1" draw:layer="layout" draw:type="line" svg:x1="16.977cm" svg:y1="8.112cm" svg:x2="16.977cm" svg:y2="7.401cm" draw:start-shape="id3" draw:start-glue-point="1" draw:end-shape="id1" draw:end-glue-point="1" svg:d="M16977 8112v-711" svg:viewBox="0 0 1 712">
          <text:p/>
        </draw:connector>
        <draw:frame draw:style-name="gr9" draw:text-style-name="P5" draw:layer="layout" svg:width="5.724cm" svg:height="1.407cm" svg:x="7.822cm" svg:y="7.593cm">
          <draw:text-box>
            <text:p text:style-name="P4"><text:span text:style-name="T4">Langages de</text:span><text:span text:style-name="T5"> </text:span><text:span text:style-name="T4">requêtes</text:span></text:p>
            <text:p text:style-name="P4"><text:span text:style-name="T4"><text:s/></text:span><text:span text:style-name="T4">(SPARQL par exemples)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01T11:14:17.043415397</meta:creation-date>
    <dc:date>2015-12-03T19:43:12.984628859</dc:date>
    <dc:creator>Salah Eddine</dc:creator>
    <meta:editing-duration>PT13H39M49S</meta:editing-duration>
    <meta:editing-cycles>34</meta:editing-cycles>
    <meta:generator>LibreOffice/4.2.8.2$Linux_X86_64 LibreOffice_project/420m0$Build-2</meta:generator>
    <meta:document-statistic meta:object-count="23"/>
  </office:meta>
</office:document-meta>
</file>